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ttion mono" svg:font-family="'Liberttion mono'"/>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de" fo:country="DE" fo:font-weight="bold" officeooo:rsid="000101c5" officeooo:paragraph-rsid="000101c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de" fo:country="DE" fo:font-weight="normal" officeooo:rsid="0015909b" officeooo:paragraph-rsid="0015909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13539"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51ba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231925"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31925"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02114d"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663e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999c8"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31925" officeooo:paragraph-rsid="00231925"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663e8" officeooo:paragraph-rsid="002663e8"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de" fo:country="DE" style:text-underline-style="none" fo:font-weight="normal" officeooo:rsid="0007080f" officeooo:paragraph-rsid="0007080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de" fo:country="DE" style:text-underline-style="none" fo:font-weight="normal" officeooo:rsid="0007080f" officeooo:paragraph-rsid="002cba4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de" fo:country="DE" style:text-underline-style="none" fo:font-weight="normal" officeooo:rsid="0007080f" officeooo:paragraph-rsid="0030360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de" fo:country="DE" style:text-underline-style="none" fo:font-weight="normal" officeooo:rsid="0027b9f5" officeooo:paragraph-rsid="002999c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08a6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fo:font-size="12pt" fo:language="zxx" fo:country="none" fo:font-style="normal" style:text-underline-style="none" fo:font-weight="normal" officeooo:rsid="003334bd" officeooo:paragraph-rsid="003334b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justify" style:justify-single-word="false"/>
      <style:text-properties fo:font-size="12pt" fo:language="zxx" fo:country="none" fo:font-style="normal" style:text-underline-style="none" fo:font-weight="normal" officeooo:rsid="003334bd" officeooo:paragraph-rsid="003334b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0cf82" officeooo:paragraph-rsid="0030cf8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14f10" officeooo:paragraph-rsid="00314f1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334bd" officeooo:paragraph-rsid="003334bd"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07080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2cba40"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30360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eb391" officeooo:paragraph-rsid="002eb391"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fo:font-size="10pt" fo:language="de" fo:country="DE" style:text-underline-style="none" fo:font-weight="normal" officeooo:rsid="002eb391" officeooo:paragraph-rsid="002eb391"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07080f" officeooo:paragraph-rsid="002cba40"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314f10" officeooo:paragraph-rsid="00314f10"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3334bd" officeooo:paragraph-rsid="003334bd"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language="de" fo:country="DE" officeooo:paragraph-rsid="0007080f"/>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07080f" style:font-size-asian="10pt" style:font-weight-asian="normal" style:font-size-complex="10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03608" style:font-size-asian="10pt" style:font-weight-asian="normal"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2b977e" officeooo:paragraph-rsid="0036a2c5" style:font-size-asian="10pt" style:font-weight-asian="normal"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314f10" officeooo:paragraph-rsid="00314f10" style:font-size-asian="10pt" style:font-weight-asian="normal"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3334bd" officeooo:paragraph-rsid="0036a2c5" style:font-size-asian="10pt" style:font-weight-asian="normal"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officeooo:paragraph-rsid="0036a2c5"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font-size-complex="10pt"/>
    </style:style>
    <style:style style:name="P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07080f" style:font-size-asian="10pt" style:font-weight-asian="normal" style:font-size-complex="10pt"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03608" style:font-size-asian="10pt" style:font-weight-asian="normal" style:font-size-complex="10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c6837" style:font-size-asian="10pt" style:font-weight-asian="normal" style:font-size-complex="10pt"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2b977e" officeooo:paragraph-rsid="0036a2c5" style:font-size-asian="10pt" style:font-weight-asian="normal" style:font-size-complex="10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2b977e" officeooo:paragraph-rsid="003c6837" style:font-size-asian="10pt" style:font-weight-asian="normal" style:font-size-complex="10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314f10" officeooo:paragraph-rsid="00314f10" style:font-size-asian="10pt" style:font-weight-asian="normal" style:font-size-complex="10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314f10" officeooo:paragraph-rsid="003c6837" style:font-size-asian="10pt" style:font-weight-asian="normal" style:font-size-complex="10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3334bd" officeooo:paragraph-rsid="0036a2c5" style:font-size-asian="10pt" style:font-weight-asian="normal" style:font-size-complex="10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3334bd" officeooo:paragraph-rsid="003c6837" style:font-size-asian="10pt" style:font-weight-asian="normal" style:font-size-complex="10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officeooo:paragraph-rsid="0036a2c5" style:font-size-asian="10pt" style:font-size-complex="10pt"/>
    </style:style>
    <style:style style:name="P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officeooo:paragraph-rsid="003c6837" style:font-size-asian="10pt" style:font-size-complex="10pt"/>
    </style:style>
    <style:style style:name="P51"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font-size-complex="10pt"/>
    </style:style>
    <style:style style:name="P53" style:family="paragraph" style:parent-style-name="Standard">
      <style:paragraph-properties fo:margin-left="0cm" fo:margin-right="0cm" fo:text-align="start" style:justify-single-word="false" fo:text-indent="0cm" style:auto-text-indent="false"/>
      <style:text-properties style:font-name="Consolas" fo:font-size="10pt" officeooo:paragraph-rsid="003c6837" style:font-size-asian="10pt" style:font-size-complex="10pt"/>
    </style:style>
    <style:style style:name="P54"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fo:font-size="12pt" fo:language="zxx" fo:country="none" fo:font-style="normal" style:text-underline-style="none" fo:font-weight="normal" officeooo:rsid="000101c5" officeooo:paragraph-rsid="0008a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fo:font-size="12pt" fo:language="zxx" fo:country="none" fo:font-style="normal" style:text-underline-style="none" fo:font-weight="normal" officeooo:rsid="0038c5ee" officeooo:paragraph-rsid="003c6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justify" style:justify-single-word="false"/>
      <style:text-properties fo:font-size="12pt" fo:language="zxx" fo:country="none" fo:font-style="normal" style:text-underline-style="none" fo:font-weight="normal" officeooo:rsid="003334bd" officeooo:paragraph-rsid="003334b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justify" style:justify-single-word="false"/>
      <style:text-properties fo:font-size="12pt" fo:language="zxx" fo:country="none" fo:font-style="normal" style:text-underline-style="none" fo:font-weight="normal" officeooo:rsid="003334bd" officeooo:paragraph-rsid="003c6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fo:font-size="12pt" fo:language="zxx" fo:country="none" fo:font-style="normal" style:text-underline-style="none" fo:font-weight="normal" officeooo:rsid="003334bd" officeooo:paragraph-rsid="003334b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fo:font-size="12pt" fo:language="zxx" fo:country="none" fo:font-style="normal" style:text-underline-style="none" fo:font-weight="normal" officeooo:rsid="003334bd" officeooo:paragraph-rsid="003c6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08a6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3"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3c683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4" style:family="paragraph" style:parent-style-name="Standard">
      <style:paragraph-properties fo:text-align="start" style:justify-single-word="false"/>
      <style:text-properties fo:font-size="12pt" fo:language="de" fo:country="DE" fo:font-weight="normal" officeooo:rsid="0015909b" officeooo:paragraph-rsid="0015909b"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language="de" fo:country="DE" fo:font-weight="normal" officeooo:rsid="0015909b" officeooo:paragraph-rsid="003c6837"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13539"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231925"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51ba1"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3c6837" style:font-size-asian="10.5pt" style:font-weight-asian="bold" style:font-size-complex="12pt" style:font-weight-complex="bold"/>
    </style:style>
    <style:style style:name="P70"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31925" style:font-size-asian="10.5pt" style:font-weight-asian="bold" style:font-size-complex="12pt" style:font-weight-complex="bold"/>
    </style:style>
    <style:style style:name="P71"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02114d" style:font-size-asian="10.5pt" style:font-weight-asian="bold" style:font-size-complex="12pt" style:font-weight-complex="bold"/>
    </style:style>
    <style:style style:name="P72"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663e8" style:font-size-asian="10.5pt" style:font-weight-asian="bold" style:font-size-complex="12pt" style:font-weight-complex="bold"/>
    </style:style>
    <style:style style:name="P73"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999c8" style:font-size-asian="10.5pt" style:font-weight-asian="bold" style:font-size-complex="12pt" style:font-weight-complex="bold"/>
    </style:style>
    <style:style style:name="P74"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3c6837" style:font-size-asian="10.5pt" style:font-weight-asian="bold" style:font-size-complex="12pt" style:font-weight-complex="bold"/>
    </style:style>
    <style:style style:name="P75"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31925" officeooo:paragraph-rsid="00231925" style:font-size-asian="10.5pt" style:font-weight-asian="bold" style:font-size-complex="12pt" style:font-weight-complex="bold"/>
    </style:style>
    <style:style style:name="P76"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31925" officeooo:paragraph-rsid="003c6837" style:font-size-asian="10.5pt" style:font-weight-asian="bold" style:font-size-complex="12pt" style:font-weight-complex="bold"/>
    </style:style>
    <style:style style:name="P77"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663e8" officeooo:paragraph-rsid="002663e8" style:font-size-asian="10.5pt" style:font-weight-asian="bold" style:font-size-complex="12pt" style:font-weight-complex="bold"/>
    </style:style>
    <style:style style:name="P78"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663e8" officeooo:paragraph-rsid="003c6837" style:font-size-asian="10.5pt" style:font-weight-asian="bold" style:font-size-complex="12pt" style:font-weight-complex="bold"/>
    </style:style>
    <style:style style:name="P79" style:family="paragraph" style:parent-style-name="Standard">
      <style:paragraph-properties fo:text-align="justify" style:justify-single-word="false"/>
      <style:text-properties fo:font-size="12pt" fo:language="de" fo:country="DE" style:text-underline-style="none" fo:font-weight="normal" officeooo:rsid="0027b9f5" officeooo:paragraph-rsid="002999c8"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language="de" fo:country="DE" style:text-underline-style="none" fo:font-weight="normal" officeooo:rsid="0027b9f5" officeooo:paragraph-rsid="003c6837"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language="de" fo:country="DE" style:text-underline-style="none" fo:font-weight="normal" officeooo:rsid="0007080f" officeooo:paragraph-rsid="0007080f"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language="de" fo:country="DE" style:text-underline-style="none" fo:font-weight="normal" officeooo:rsid="0007080f" officeooo:paragraph-rsid="002cba4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language="de" fo:country="DE" style:text-underline-style="none" fo:font-weight="normal" officeooo:rsid="0007080f" officeooo:paragraph-rsid="00303608"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language="de" fo:country="DE" style:text-underline-style="none" fo:font-weight="normal" officeooo:rsid="0007080f" officeooo:paragraph-rsid="003c6837"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language="de" fo:country="DE" officeooo:paragraph-rsid="0007080f"/>
    </style:style>
    <style:style style:name="P86" style:family="paragraph" style:parent-style-name="Standard">
      <style:paragraph-properties fo:text-align="start" style:justify-single-word="false"/>
      <style:text-properties fo:language="de" fo:country="DE" officeooo:paragraph-rsid="003c6837"/>
    </style:style>
    <style:style style:name="P87" style:family="paragraph" style:parent-style-name="Standard">
      <style:paragraph-properties fo:text-align="center" style:justify-single-word="false"/>
      <style:text-properties fo:color="#000000" loext:opacity="100%" style:font-name="Consolas" fo:font-size="10pt" fo:language="zxx" fo:country="none" fo:font-style="normal" style:text-underline-style="none" fo:font-weight="normal" officeooo:rsid="000101c5" officeooo:paragraph-rsid="000101c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07080f" officeooo:paragraph-rsid="002cba40"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07080f" officeooo:paragraph-rsid="003c6837"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314f10" officeooo:paragraph-rsid="00314f10"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314f10" officeooo:paragraph-rsid="003c6837" style:font-size-asian="10pt" style:font-weight-asian="normal" style:font-size-complex="10pt" style:font-weight-complex="normal"/>
    </style:style>
    <style:style style:name="P92"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3334bd" officeooo:paragraph-rsid="003334bd" style:font-size-asian="10pt" style:font-weight-asian="normal" style:font-size-complex="10pt" style:font-weight-complex="normal"/>
    </style:style>
    <style:style style:name="P93"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3334bd" officeooo:paragraph-rsid="003c6837" style:font-size-asian="10pt" style:font-weight-asian="normal" style:font-size-complex="10pt" style:font-weight-complex="normal"/>
    </style:style>
    <style:style style:name="P94" style:family="paragraph" style:parent-style-name="Standard">
      <style:paragraph-properties fo:text-align="center" style:justify-single-word="false"/>
      <style:text-properties fo:color="#000000" loext:opacity="100%" style:font-name="Consolas" fo:font-size="16pt" fo:language="de" fo:country="DE" fo:font-style="normal" style:text-underline-style="solid" style:text-underline-width="auto" style:text-underline-color="font-color" fo:font-weight="bold" officeooo:rsid="000101c5" officeooo:paragraph-rsid="003c6837" style:font-size-asian="16pt" style:language-asian="zxx" style:country-asian="none" style:font-style-asian="normal" style:font-weight-asian="bold" style:font-size-complex="16pt" style:language-complex="zxx" style:country-complex="none" style:font-style-complex="normal" style:font-weight-complex="bold"/>
    </style:style>
    <style:style style:name="P95"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07080f"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2cba40"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303608"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3c6837"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eb391" officeooo:paragraph-rsid="002eb391"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eb391" officeooo:paragraph-rsid="003c6837"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0cf82" officeooo:paragraph-rsid="0030cf82"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0cf82" officeooo:paragraph-rsid="003c6837"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14f10" officeooo:paragraph-rsid="00314f10"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14f10" officeooo:paragraph-rsid="003c6837"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334bd" officeooo:paragraph-rsid="003334bd"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334bd" officeooo:paragraph-rsid="003c6837"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fo:font-size="10pt" fo:language="de" fo:country="DE" style:text-underline-style="none" fo:font-weight="normal" officeooo:rsid="002eb391" officeooo:paragraph-rsid="002eb391"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fo:color="#000000" loext:opacity="100%" fo:font-size="10pt" fo:language="de" fo:country="DE" style:text-underline-style="none" fo:font-weight="normal" officeooo:rsid="002eb391" officeooo:paragraph-rsid="003c6837" style:font-size-asian="10pt" style:font-weight-asian="normal" style:font-size-complex="10pt" style:font-weight-complex="normal"/>
    </style:style>
    <style:style style:name="P109" style:family="paragraph" style:parent-style-name="Standard">
      <style:paragraph-properties fo:text-align="center" style:justify-single-word="false"/>
      <style:text-properties fo:font-size="16pt" fo:language="de" fo:country="DE" style:text-underline-style="solid" style:text-underline-width="auto" style:text-underline-color="font-color" fo:font-weight="bold" officeooo:rsid="000101c5" officeooo:paragraph-rsid="000101c5"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fo:language="de" fo:country="DE" fo:font-weight="bold" officeooo:rsid="000101c5" officeooo:paragraph-rsid="000101c5" style:font-size-asian="16pt" style:font-weight-asian="bold" style:font-size-complex="16pt" style:font-weight-complex="bold"/>
    </style:style>
    <style:style style:name="P111" style:family="paragraph" style:parent-style-name="Standard">
      <style:paragraph-properties fo:text-align="center" style:justify-single-word="false"/>
      <style:text-properties fo:font-size="16pt" fo:language="de" fo:country="DE" fo:font-weight="bold" officeooo:rsid="000101c5" officeooo:paragraph-rsid="003c6837" style:font-size-asian="16pt" style:font-weight-asian="bold" style:font-size-complex="16pt" style:font-weight-complex="bold"/>
    </style:style>
    <style:style style:name="P1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rsid="000101c5" officeooo:paragraph-rsid="003c683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paragraph-rsid="003c683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paragraph-rsid="003c683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color="#ff0000" loext:opacity="100%" fo:font-size="10pt" fo:language="zxx" fo:country="none" fo:font-style="normal" style:text-underline-style="none" fo:font-weight="normal" officeooo:paragraph-rsid="003c683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officeooo:rsid="0038c5ee" officeooo:paragraph-rsid="003c683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17"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2114d" style:font-weight-asian="normal" style:font-weight-complex="normal"/>
    </style:style>
    <style:style style:name="T4" style:family="text">
      <style:text-properties style:text-underline-style="none" fo:font-weight="normal" officeooo:rsid="00051ba1" style:font-weight-asian="normal" style:font-weight-complex="normal"/>
    </style:style>
    <style:style style:name="T5" style:family="text">
      <style:text-properties style:text-underline-style="none" fo:font-weight="normal" officeooo:rsid="0020a132" style:font-weight-asian="normal" style:font-weight-complex="normal"/>
    </style:style>
    <style:style style:name="T6" style:family="text">
      <style:text-properties style:text-underline-style="none" fo:font-weight="normal" officeooo:rsid="0021aee6" style:font-weight-asian="normal" style:font-weight-complex="normal"/>
    </style:style>
    <style:style style:name="T7" style:family="text">
      <style:text-properties style:text-underline-style="none" fo:font-weight="normal" officeooo:rsid="00231925" style:font-weight-asian="normal" style:font-weight-complex="normal"/>
    </style:style>
    <style:style style:name="T8" style:family="text">
      <style:text-properties style:text-underline-style="none" fo:font-weight="normal" officeooo:rsid="00240e36" style:font-weight-asian="normal" style:font-weight-complex="normal"/>
    </style:style>
    <style:style style:name="T9" style:family="text">
      <style:text-properties style:text-underline-style="none" fo:font-weight="normal" officeooo:rsid="0024e450" style:font-weight-asian="normal" style:font-weight-complex="normal"/>
    </style:style>
    <style:style style:name="T10" style:family="text">
      <style:text-properties style:text-underline-style="none" fo:font-weight="normal" officeooo:rsid="002663e8" style:font-weight-asian="normal" style:font-weight-complex="normal"/>
    </style:style>
    <style:style style:name="T11" style:family="text">
      <style:text-properties style:text-underline-style="none" fo:font-weight="normal" officeooo:rsid="0027b9f5" style:font-weight-asian="normal" style:font-weight-complex="normal"/>
    </style:style>
    <style:style style:name="T12" style:family="text">
      <style:text-properties style:text-underline-style="none" fo:font-weight="normal" officeooo:rsid="0036a2c5" style:font-weight-asian="normal" style:font-weight-complex="normal"/>
    </style:style>
    <style:style style:name="T13" style:family="text">
      <style:text-properties fo:color="#000000" loext:opacity="100%"/>
    </style:style>
    <style:style style:name="T14" style:family="text">
      <style:text-properties fo:color="#000000" loext:opacity="100%" style:font-name="Liberation Serif" fo:font-size="12pt" style:text-underline-style="none" fo:font-weight="normal" officeooo:rsid="002b977e" style:font-size-asian="12pt" style:font-weight-asian="normal" style:font-size-complex="12pt" style:font-weight-complex="normal"/>
    </style:style>
    <style:style style:name="T15" style:family="text">
      <style:text-properties fo:color="#000000" loext:opacity="100%" style:font-name="Liberation Serif" officeooo:rsid="002999c8" style:font-size-asian="12pt"/>
    </style:style>
    <style:style style:name="T16" style:family="text">
      <style:text-properties fo:color="#000000" loext:opacity="100%" style:font-name="Liberation Serif" officeooo:rsid="002cba40" style:font-size-asian="12pt"/>
    </style:style>
    <style:style style:name="T17" style:family="text">
      <style:text-properties fo:color="#000000" loext:opacity="100%" style:font-name="Liberation Serif" officeooo:rsid="002b977e" style:font-size-asian="12pt"/>
    </style:style>
    <style:style style:name="T18" style:family="text">
      <style:text-properties fo:color="#000000" loext:opacity="100%" style:font-name="Liberation Serif" officeooo:rsid="00303608" style:font-size-asian="12pt"/>
    </style:style>
    <style:style style:name="T19" style:family="text">
      <style:text-properties fo:color="#000000" loext:opacity="100%" style:font-name="Consolas" fo:font-size="12pt" style:text-underline-style="none" fo:font-weight="normal" officeooo:rsid="0007080f" style:font-size-asian="12pt" style:font-weight-asian="normal" style:font-size-complex="12pt" style:font-weight-complex="normal"/>
    </style:style>
    <style:style style:name="T20" style:family="text">
      <style:text-properties fo:color="#000000" loext:opacity="100%" style:font-name="Consolas" fo:font-size="10pt" style:font-size-asian="10pt" style:font-size-complex="10pt"/>
    </style:style>
    <style:style style:name="T21" style:family="text">
      <style:text-properties style:font-name="Consolas"/>
    </style:style>
    <style:style style:name="T22" style:family="text">
      <style:text-properties style:font-name="Consolas" officeooo:rsid="0036a2c5"/>
    </style:style>
    <style:style style:name="T23" style:family="text">
      <style:text-properties style:font-name="Consolas"/>
    </style:style>
    <style:style style:name="T24" style:family="text">
      <style:text-properties style:font-name="Consolas"/>
    </style:style>
    <style:style style:name="T25" style:family="text">
      <style:text-properties style:font-name="Consolas"/>
    </style:style>
    <style:style style:name="T26" style:family="text">
      <style:text-properties style:font-name="Consolas"/>
    </style:style>
    <style:style style:name="T27" style:family="text">
      <style:text-properties style:font-name="Consolas"/>
    </style:style>
    <style:style style:name="T28" style:family="text">
      <style:text-properties style:font-name="Consolas"/>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2b977e" style:font-size-asian="12pt" style:font-size-complex="12pt"/>
    </style:style>
    <style:style style:name="T31" style:family="text">
      <style:text-properties fo:color="#ff0000" loext:opacity="100%" style:font-name="Consolas"/>
    </style:style>
    <style:style style:name="T32" style:family="text">
      <style:text-properties fo:color="#ff0000" loext:opacity="100%" style:font-name="Consolas" officeooo:rsid="0024e450"/>
    </style:style>
    <style:style style:name="T33" style:family="text">
      <style:text-properties fo:color="#ff0000" loext:opacity="100%" style:font-name="Consolas"/>
    </style:style>
    <style:style style:name="T34" style:family="text">
      <style:text-properties officeooo:rsid="0015909b"/>
    </style:style>
    <style:style style:name="T35" style:family="text">
      <style:text-properties officeooo:rsid="001c9a84"/>
    </style:style>
    <style:style style:name="T36" style:family="text">
      <style:text-properties officeooo:rsid="002999c8"/>
    </style:style>
    <style:style style:name="T37" style:family="text">
      <style:text-properties officeooo:rsid="003499b3"/>
    </style:style>
    <style:style style:name="T38" style:family="text">
      <style:text-properties officeooo:rsid="003609d5"/>
    </style:style>
    <style:style style:name="T39" style:family="text">
      <style:text-properties officeooo:rsid="0036988f"/>
    </style:style>
    <style:style style:name="T40" style:family="text">
      <style:text-properties officeooo:rsid="0036a2c5"/>
    </style:style>
    <style:style style:name="T41" style:family="text">
      <style:text-properties officeooo:rsid="00380578"/>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draw:frame text:anchor-type="paragraph" draw:z-index="0" draw:name="Form1" draw:style-name="gr1" draw:text-style-name="P117" svg:width="3.67cm" svg:height="0.565cm" svg:x="14.192cm" svg:y="0.046cm"><draw:text-box><text:p>20. November 2021</text:p></draw:text-box></draw:frame><text:span text:style-name="T34">Aufgabe </text:span><text:span text:style-name="T35">2</text:span><text:span text:style-name="T34">: </text:span><text:span text:style-name="T35">Vollgeladen</text:span></text:p>
      <text:p text:style-name="P2"><text:span text:style-name="T1"><text:line-break/>Team-ID: </text:span>00821<text:line-break/><text:span text:style-name="T1">Team: </text:span>IaC 0.9524<text:line-break/><text:span text:style-name="T1">Bearbeiter dieser Aufgabe: </text:span>Paul Buda</text:p>
      <text:p text:style-name="P1"/>
      <text:p text:style-name="P3">Lösungsidee:</text:p>
      <text:p text:style-name="P3"/>
      <text:p text:style-name="P6"><text:span text:style-name="T5">Zuerst </text:span><text:span text:style-name="T8">sortiert man </text:span><text:span text:style-name="T5"><text:s/>die Hotels nach ihrer Bewertung absteigend. Danach versucht man zuerst nur mit dem bestbewerteten Hotel vom Start bis ans Ziel zu kommen. Ist das nicht möglich, so nimmt man noch das zweit-, dritt-, viert, </text:span><text:span text:style-name="T8">fünft-</text:span><text:span text:style-name="T5">bestbewertete Hotel usw. hinzu.</text:span></text:p>
      <text:p text:style-name="P6"><text:span text:style-name="T5">Sobald es nun möglich ist mit höchstens vier der x bestbewerteten Hotels vom Start zum Ziel zu kommen, hat man </text:span><text:span text:style-name="T6">die Möglichkeit </text:span><text:span text:style-name="T7">des am niedrigsten bewerteten</text:span><text:span text:style-name="T6"> Hotel </text:span><text:span text:style-name="T7">mit der höchsten Bewertung gefunden.</text:span></text:p>
      <text:p text:style-name="P10"><text:span text:style-name="T2">Es ist zwar garantiert werden, dass das am niedrigsten bewertete Hotel die höchstmögliche Bewertung hat, jedoch kann es passieren, dass die anderen Hotels nicht die höchstmögliche Bewertung haben.</text:span></text:p>
      <text:p text:style-name="P5"><text:line-break/><text:span text:style-name="T13">Umsetzung:</text:span></text:p>
      <text:p text:style-name="P7"/>
      <text:p text:style-name="P8"><text:span text:style-name="T3">Mittels </text:span><text:span text:style-name="T9">einer</text:span><text:span text:style-name="T3"> </text:span><text:span text:style-name="T4">F</text:span><text:span text:style-name="T3">or-Schleifen werden zuerst </text:span><text:span text:style-name="T9">die Km-Angabe und Bewertungen aller Hotels in einer Liste gespeichert, stehen am gleichen </text:span><text:span text:style-name="T10">Reisekilometer mehrere Hotels stehen, so wird nur das bestbewertete in die Liste aufgenommen.</text:span></text:p>
      <text:p text:style-name="P11"><text:span text:style-name="T2">Danach werden die Hotels absteigend nach ihrer Bewertung sortiert. Im folgenden wird wieder mittels For-Schleife erst nur das bestbewertete, dann die zwei, drei, vier, fünf, usw. bestbewerteten Hotels ausgewählt. </text:span><text:span text:style-name="T11">Für jede dieser Möglichkeiten werden zuerst wieder alle Hotels entfernt, welche zwischen zwei Hotels liegen, welche maximal 360km auseinander liegen, da man diese nicht anfahren muss. Danach wird geprüft, ob zwischen allen Hotels, dem Start und Ziel maximal 360km liegen, ist das der Fall, so wird diese Möglichkeit ausgegeben.</text:span></text:p>
      <text:p text:style-name="P15">Für die Ausgabe werden die benötigten Hotels jetzt wieder nach den Reisekilometer sortiert und dann zusammen mit ihren Bewertungen ausgegeben. Zum Schluss wird noch die Bewertung des am schlechtesten bewerteten Hotel ausgegeben.</text:p>
      <text:p text:style-name="P9"><text:line-break/>Beispiele:</text:p>
      <text:p text:style-name="P4"/>
      <text:p text:style-name="P12">Bei <text:span text:style-name="T36">Hotels</text:span> <text:span text:style-name="T36">1</text:span> erzeugt das Programm folgende Ausgabe:<text:line-break/></text:p>
      <text:p text:style-name="P31">Das Hotel nach 347 km hat eine Bewertung <text:span text:style-name="T40">von </text:span>2.7 Sternen!</text:p>
      <text:p text:style-name="P36">Das Hotel nach 687 km hat eine Bewertung <text:s/><text:span text:style-name="T12">von </text:span>4.4 Sternen!</text:p>
      <text:p text:style-name="P36">Das Hotel nach 1007 km hat eine Bewertung <text:s/><text:span text:style-name="T12">von </text:span>2.8 Sternen!</text:p>
      <text:p text:style-name="P36">Das Hotel nach 1360 km hat eine Bewertung <text:s/><text:span text:style-name="T12">von </text:span>2.8 Sternen!</text:p>
      <text:p text:style-name="P30"><text:span text:style-name="T20">Das am schlechtesten bewertete Hotel hat: 2.7 Sterne</text:span><text:span text:style-name="T19"><text:line-break/><text:line-break/></text:span><text:span text:style-name="T14">Es wird ausgeben, welche vier Hotels angefahren werden müssen und dass die Bewertung des am schlechtesten Bewerteten Hotel 2.7 Sterne beträgt.</text:span></text:p>
      <text:p text:style-name="P22"/>
      <text:p text:style-name="P23"/>
      <text:p text:style-name="P23"/>
      <text:p text:style-name="P23"/>
      <text:p text:style-name="P23"/>
      <text:p text:style-name="P13"><text:soft-page-break/><text:span text:style-name="T17">Bei </text:span><text:span text:style-name="T15">Hotels</text:span><text:span text:style-name="T17"> </text:span><text:span text:style-name="T16">3</text:span><text:span text:style-name="T17"> erzeugt das Programm folgende Ausgabe:</text:span></text:p>
      <text:p text:style-name="P23"/>
      <text:p text:style-name="P33">Das Hotel nach 360 km hat eine Bewertung <text:span text:style-name="T40">von </text:span>1.3 Sternen!</text:p>
      <text:p text:style-name="P36">Das Hotel nach 717 km hat eine Bewertung <text:span text:style-name="T12">von</text:span> 0.3 Sternen!</text:p>
      <text:p text:style-name="P36">Das Hotel nach 1076 km hat eine Bewertung <text:span text:style-name="T12">von</text:span> 3.8 Sternen!</text:p>
      <text:p text:style-name="P36">Das Hotel nach 1433 km hat eine Bewertung <text:span text:style-name="T12">von</text:span> 1.7 Sternen!</text:p>
      <text:p text:style-name="P27">Das am schlechtesten bewertete Hotel hat: 0.3 Sterne</text:p>
      <text:p text:style-name="P23"/>
      <text:p text:style-name="P26"><text:span text:style-name="T30">H</text:span><text:span text:style-name="T29">ier sieht man, dass wenn die Gesamtstrecke durch 5 fast 360 (1793 / 5 = 358.6) ergibt, die Auswahl der Hotels ziemlich eingeschränkt ist und deshalb das Hotel mit der niedrigsten Bewertung nur 0.3 Sterne hat.</text:span></text:p>
      <text:p text:style-name="P25"/>
      <text:p text:style-name="P14"><text:span text:style-name="T17">Bei </text:span><text:span text:style-name="T15">Hotels</text:span><text:span text:style-name="T17"> </text:span><text:span text:style-name="T18">5</text:span><text:span text:style-name="T17"> erzeugt das Programm folgende Ausgabe:</text:span></text:p>
      <text:p text:style-name="P24"/>
      <text:p text:style-name="P33">Das Hotel nach 317 km hat eine Bewertung <text:span text:style-name="T40">von</text:span> 5.0 Sternen!</text:p>
      <text:p text:style-name="P36">Das Hotel nach 636 km hat eine Bewertung <text:span text:style-name="T12">von</text:span> 5.0 Sternen!</text:p>
      <text:p text:style-name="P36">Das Hotel nach 987 km hat eine Bewertung <text:span text:style-name="T12">von</text:span> 5.0 Sternen!</text:p>
      <text:p text:style-name="P36">Das Hotel nach 1271 km hat eine Bewertung <text:span text:style-name="T12">von</text:span> 5.0 Sternen!</text:p>
      <text:p text:style-name="P32">Das am schlechtesten bewertete Hotel hat: 5.0 Sterne</text:p>
      <text:p text:style-name="P24"/>
      <text:p text:style-name="P19">Wenn es jedoch sehr viele (1500) Hotels gibt und die Gesamtstrecke deutlich kürzer als 1800km ist, so ist die Wahrscheinlichkeit hoch, dass man wie in dem Beispiel nur sehr gut Bewertete Hotels ausgegeben bekommt.</text:p>
      <text:p text:style-name="P19"/>
      <text:p text:style-name="P20">Eigens erfundenes Beispiel:</text:p>
      <text:p text:style-name="P20"/>
      <text:p text:style-name="P34">8</text:p>
      <text:p text:style-name="P37">1400</text:p>
      <text:p text:style-name="P37">250 5.0</text:p>
      <text:p text:style-name="P37">270 4.8</text:p>
      <text:p text:style-name="P37">361 5.0</text:p>
      <text:p text:style-name="P37">608 3.5</text:p>
      <text:p text:style-name="P37">674 3.2</text:p>
      <text:p text:style-name="P37">965 4.2</text:p>
      <text:p text:style-name="P37">1150 3.7</text:p>
      <text:p text:style-name="P28">1456 2.2</text:p>
      <text:p text:style-name="P28"/>
      <text:p text:style-name="P21">Ausgabe des Programms:</text:p>
      <text:p text:style-name="P29"/>
      <text:p text:style-name="P35">Das Hotel nach 270 km hat eine Bewertung <text:span text:style-name="T40">von</text:span> 4.8 Sternen!</text:p>
      <text:p text:style-name="P36">Das Hotel nach 608 km hat eine Bewertung <text:span text:style-name="T12">von</text:span> 3.5 Sternen!</text:p>
      <text:p text:style-name="P36">Das Hotel nach 965 km hat eine Bewertung <text:span text:style-name="T12">von</text:span> 4.2 Sternen!</text:p>
      <text:p text:style-name="P36">Das Hotel nach 1150 km hat eine Bewertung <text:span text:style-name="T12">von</text:span> 3.7 Sternen!</text:p>
      <text:p text:style-name="P29">Das am schlechtesten bewertete Hotel hat: 3.5 Sterne</text:p>
      <text:p text:style-name="P29"/>
      <text:p text:style-name="P18">An diesem Beispiel sieht man nun ziemlich gut, dass das Programm nicht unbediengt die höchstmögliche Bewertung für die nicht am niedrigst <text:span text:style-name="T37">b</text:span>ewerteten Hotels nimmt. So könnte man das Hotel nach 250<text:span text:style-name="T38">km</text:span> mit 5 Sternen, statt des Hotels nach 270<text:span text:style-name="T38">k</text:span>m mit 4.8 Sternen nehmen. <text:span text:style-name="T39">D</text:span>as Programm sortiert das Hotel nach 250<text:span text:style-name="T38">k</text:span>m aber aus, da zwischen dem Start und dem nächsten Hotel unter 361km liegen.</text:p>
      <text:p text:style-name="P17"/>
      <text:p text:style-name="P17"/>
      <text:p text:style-name="P16"/>
      <text:p text:style-name="P16"><text:soft-page-break/>Quelltext:</text:p>
      <text:p text:style-name="P56"/>
      <text:p text:style-name="P55">#ließt die Datei mit den Infos zu den Hotels ein</text:p>
      <text:p text:style-name="P38">hotels = open("hotels.txt", "r")</text:p>
      <text:p text:style-name="P54">#speichert die Gesamtanzahl an Hotels</text:p>
      <text:p text:style-name="P38">numberHotels = int(hotels.readline())</text:p>
      <text:p text:style-name="P54">#speichert die Gesamtreisestrecke</text:p>
      <text:p text:style-name="P38">totalDistance = int(hotels.readline())</text:p>
      <text:p text:style-name="P38"/>
      <text:p text:style-name="P54">#ließt alle Hotels aus der Datei ein</text:p>
      <text:p text:style-name="P38">hotelsList = [[-1, 0]]</text:p>
      <text:p text:style-name="P38">for r in range(numberHotels):</text:p>
      <text:p text:style-name="P38"><text:s text:c="4"/>hotelKm, hotelRating = hotels.readline().split()</text:p>
      <text:p text:style-name="P38"><text:s text:c="4"/></text:p>
      <text:p text:style-name="P51"><text:span text:style-name="T21"><text:s text:c="4"/></text:span><text:span text:style-name="T31">#wenn am gleiche</text:span><text:span text:style-name="T32">n</text:span><text:span text:style-name="T31"> Reisekilometer mehrere Hotels stehen, wird nur das bestbewertete ausgewählt</text:span></text:p>
      <text:p text:style-name="P38"><text:s text:c="4"/>if(hotelsList[-1][0] == int(hotelKm)):</text:p>
      <text:p text:style-name="P38"><text:s text:c="8"/>hotelsList[-1][1] = max(float(hotelRating), hotelsList[-1][1])</text:p>
      <text:p text:style-name="P38"><text:s text:c="4"/>else:</text:p>
      <text:p text:style-name="P38"><text:s text:c="8"/>hotelsList.append([int(hotelKm), float(hotelRating)])</text:p>
      <text:p text:style-name="P38"><text:s text:c="8"/></text:p>
      <text:p text:style-name="P38">hotels.close()</text:p>
      <text:p text:style-name="P38"/>
      <text:p text:style-name="P54">#sortiert die Hotels nach deren Bewertung</text:p>
      <text:p text:style-name="P38">hotelsList.sort(key=lambda x: x[1], reverse=True)</text:p>
      <text:p text:style-name="P38"/>
      <text:p text:style-name="P38">checkHotels = []</text:p>
      <text:p text:style-name="P38">allCheckHotels = [0, totalDistance]</text:p>
      <text:p text:style-name="P54">#fügt nach und nach immer ein weiteres Hotel hinzu, angefangen beim Bestbewerteten, dann nach der Bwertung absteigend</text:p>
      <text:p text:style-name="P38">for hotel in hotelsList:</text:p>
      <text:p text:style-name="P38"><text:s text:c="4"/>canUsed = True</text:p>
      <text:p text:style-name="P38"><text:s text:c="4"/>allCheckHotels.append(hotel[0])</text:p>
      <text:p text:style-name="P38"><text:s text:c="4"/>allCheckHotels.sort()</text:p>
      <text:p text:style-name="P38"><text:s text:c="4"/>checkHotels = allCheckHotels.copy()</text:p>
      <text:p text:style-name="P38"><text:s text:c="4"/>minus = 0</text:p>
      <text:p text:style-name="P38"><text:s text:c="4"/></text:p>
      <text:p text:style-name="P51"><text:span text:style-name="T21"><text:s text:c="4"/></text:span><text:span text:style-name="T31">#entfernt Hotel wenn das Vorherige und Nächste höchstens 360 km voneinander entfernt</text:span><text:span text:style-name="T21"> sind </text:span></text:p>
      <text:p text:style-name="P38"><text:s text:c="4"/>for r in range(len(checkHotels) - 2):</text:p>
      <text:p text:style-name="P38"><text:s text:c="8"/>if(checkHotels[r + 2 - minus] - checkHotels[r - minus] &lt;= 360):</text:p>
      <text:p text:style-name="P38"><text:s text:c="12"/>del checkHotels[r + 1 - minus]</text:p>
      <text:p text:style-name="P38"><text:s text:c="12"/>minus += 1</text:p>
      <text:p text:style-name="P38"><text:s text:c="12"/></text:p>
      <text:p text:style-name="P51"><text:span text:style-name="T21"><text:s text:c="4"/></text:span><text:span text:style-name="T31">#überprüft, ob alle Hotels höchstens 360km voneinander entfernt sind</text:span></text:p>
      <text:p text:style-name="P38"><text:s text:c="4"/>for r in range(len(checkHotels) - 1):</text:p>
      <text:p text:style-name="P38"><text:s text:c="8"/>canUsed = False if(checkHotels[r + 1] - checkHotels[r] &gt; 360) else canUsed</text:p>
      <text:p text:style-name="P38"><text:s text:c="4"/></text:p>
      <text:p text:style-name="P51"><text:span text:style-name="T21"><text:s text:c="4"/></text:span><text:span text:style-name="T31">#wenn die bestmögliche Strecke gefunde wurde, wird diese ausgegeben</text:span></text:p>
      <text:p text:style-name="P38"><text:s text:c="4"/>if(canUsed and len(checkHotels) &lt;= 6):</text:p>
      <text:p text:style-name="P51"><text:span text:style-name="T21"><text:s text:c="8"/></text:span><text:span text:style-name="T31">#ließt die Hotels welche benötigt werden mit Km Angabe und Bewertung aus</text:span></text:p>
      <text:p text:style-name="P38"><text:s text:c="8"/>useHotels = [hotel for hotel in hotelsList if(hotel[0] in checkHotels[1:-1])]</text:p>
      <text:p text:style-name="P38"><text:s text:c="8"/></text:p>
      <text:p text:style-name="P51"><text:span text:style-name="T21"><text:s text:c="8"/></text:span><text:span text:style-name="T31">#sortiert die Hotels nach km</text:span></text:p>
      <text:p text:style-name="P38"><text:s text:c="8"/>useHotels.sort(key=lambda x: x[0])</text:p>
      <text:p text:style-name="P38"><text:s text:c="8"/></text:p>
      <text:p text:style-name="P51"><text:span text:style-name="T21"><text:s text:c="8"/></text:span><text:span text:style-name="T31">#gibt die Hotels nacheinander aus</text:span></text:p>
      <text:p text:style-name="P51"><text:soft-page-break/><text:span text:style-name="T21"><text:s text:c="8"/>[print("Das Hotel nach " + str(hotel[0]) + " km hat eine Bewertung </text:span><text:span text:style-name="T22">von</text:span><text:span text:style-name="T21"> " + str(hotel[1]) + " Sternen!") for hotel in useHotels]</text:span></text:p>
      <text:p text:style-name="P38"><text:s text:c="8"/>break</text:p>
      <text:p text:style-name="P38"/>
      <text:p text:style-name="P54">#gibt die Sterne, des am schlechtesten bewertete Hotel aus</text:p>
      <text:p text:style-name="P39">print("Das am schlechtesten bewertete Hotel hat: " + str(min(hotel[1] for hotel in useHotels)) + " Ster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ttion mono" svg:font-family="'Liberttion mono'"/>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0T09:23:51.625000000</meta:creation-date>
    <dc:date>2021-11-20T16:37:19.813000000</dc:date>
    <meta:editing-duration>PT2H22M34S</meta:editing-duration>
    <meta:editing-cycles>52</meta:editing-cycles>
    <meta:generator>LibreOffice/7.1.1.2$Windows_X86_64 LibreOffice_project/fe0b08f4af1bacafe4c7ecc87ce55bb426164676</meta:generator>
    <meta:document-statistic meta:table-count="0" meta:image-count="0" meta:object-count="0" meta:page-count="4" meta:paragraph-count="103" meta:word-count="952" meta:character-count="6422" meta:non-whitespace-character-count="5336"/>
  </office:meta>
</office:document-meta>
</file>